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text-properties officeooo:rsid="000030f1" officeooo:paragraph-rsid="000030f1"/>
    </style:style>
    <style:style style:name="P2" style:family="paragraph" style:parent-style-name="Preformatted_20_Text">
      <style:text-properties fo:font-weight="bold" officeooo:rsid="000030f1" officeooo:paragraph-rsid="000030f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0ca0e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document is to assist in navigating scripts created by Ryan Marshall and Dr. Alexandru Iordan for use in the lab of Dr. Patti Reuter-Lorenz.</text:p>
      <text:p text:style-name="P1"/>
      <text:p text:style-name="P1">Important files:</text:p>
      <text:p text:style-name="P1"><text:span text:style-name="T1">Analysis_YA_grp</text:span> (found in /Scripts/) is the driver for group-level analyses. <text:span text:style-name="T1">Analysis_YA_sub</text:span> (found in /Scripts/) is the corresponding subject-level driver. These files perform the final analyses, including between-methods and over-time measure comparisons and hub identification.</text:p>
      <text:p text:style-name="P1"/>
      <text:p text:style-name="P1"><text:span text:style-name="T1">analyze_group_rm</text:span> and <text:span text:style-name="T1">analyze_subject_rm</text:span> (found in /Scripts/rm_func/) perform most of the analysis, including construction of the line graph, identification of node and link community partitions, and calculation of our three relevant measures (participation coefficient, within-module degree z-score, and link number [P, D, N respectively]). </text:p>
      <text:p text:style-name="P1"/>
      <text:p text:style-name="P1"><text:span text:style-name="T1">check_partition_consistency_grp</text:span> and <text:span text:style-name="T1">check_partition_consistency_sub</text:span> (found in /Scripts/) examine the consistency of our community partitioning, by iterating the driver code five time and examining similarity between the resulting community partitions.</text:p>
      <text:p text:style-name="P1"/>
      <text:p text:style-name="P2">make_pres<text:span text:style-name="T2"> (found in /Scripts/) is the driver for visualization, including a few calls to plot_* functions and write_* functions (found in /Scripts/rm_func). plot_* functions use Matlab’s plotting functionality directly, while write_* functions creates .node, .edge, and .edgecolor functions for use in BrainNet Viewer. </text:span></text:p>
      <text:p text:style-name="P2"><text:span text:style-name="T2"/></text:p>
      <text:p text:style-name="P2"><text:span text:style-name="T2">All other files are helper files. If the script desired begins with “ai_”, it is likely to be found in /Scripts/ai_func. If it ends in </text:span><text:span text:style-name="T5">rm (Sorry for the inconsistency), it will be found in /Scripts/rm_func. Any other functions more likely than not can be found in the BCT (Brain Connectivity Toolbox)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8T15:40:22.372146162</dc:date>
    <meta:editing-duration>PT35S</meta:editing-duration>
    <meta:editing-cycles>1</meta:editing-cycles>
    <meta:document-statistic meta:table-count="0" meta:image-count="0" meta:object-count="0" meta:page-count="1" meta:paragraph-count="7" meta:word-count="227" meta:character-count="1653" meta:non-whitespace-character-count="1431"/>
    <meta:generator>LibreOffice/5.3.6.1$Linux_X86_64 LibreOffice_project/30$Build-1</meta:generator>
  </office:meta>
</office:document-meta>
</file>